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6000000D6BE8D37E8.png" manifest:media-type="image/png"/>
  <manifest:file-entry manifest:full-path="Pictures/10000000000002AA000000D6F60FD5A7.png" manifest:media-type="image/png"/>
  <manifest:file-entry manifest:full-path="Pictures/10000000000002A6000000D601F585A4.png" manifest:media-type="image/png"/>
  <manifest:file-entry manifest:full-path="Pictures/10000000000002A7000000D556B0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" svg:font-family="'Monaspace Argon'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24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21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 Frame 2" draw:style-name="gr1" draw:text-style-name="P2" svg:width="1.251cm" svg:height="1.751cm" svg:x="7.832cm" svg:y="0.762cm"><draw:text-box><text:p text:style-name="P1"><text:span text:style-name="T1">0</text:span></text:p></draw:text-box></draw:frame></text:p>
      <text:p text:style-name="Standard"><draw:frame draw:style-name="fr2" draw:name="Image1" text:anchor-type="char" svg:x="0cm" svg:y="0cm" svg:width="17cm" svg:height="5.332cm" draw:z-index="1"><draw:image xlink:href="Pictures/10000000000002A7000000D556B085BF.png" xlink:type="simple" xlink:show="embed" xlink:actuate="onLoad" draw:mime-type="image/png"/></draw:frame></text:p>
      <text:p text:style-name="Standard"><draw:frame text:anchor-type="paragraph" draw:z-index="4" draw:name="Text Frame 3" draw:style-name="gr4" draw:text-style-name="P2" svg:width="1.251cm" svg:height="1.751cm" svg:x="7.832cm" svg:y="0.762cm"><draw:text-box><text:p text:style-name="P1"><text:span text:style-name="T1">1</text:span></text:p></draw:text-box></draw:frame></text:p>
      <text:p text:style-name="Standard"><draw:frame draw:style-name="fr1" draw:name="Image2" text:anchor-type="char" svg:width="17cm" svg:height="5.364cm" draw:z-index="2"><draw:image xlink:href="Pictures/10000000000002A6000000D601F585A4.png" xlink:type="simple" xlink:show="embed" xlink:actuate="onLoad" draw:mime-type="image/png"/></draw:frame></text:p>
      <text:p text:style-name="Standard"><draw:frame text:anchor-type="paragraph" draw:z-index="5" draw:name="Text Frame 4" draw:style-name="gr3" draw:text-style-name="P2" svg:width="1.251cm" svg:height="1.751cm" svg:x="7.832cm" svg:y="0.762cm"><draw:text-box><text:p text:style-name="P1"><text:span text:style-name="T1">2</text:span></text:p></draw:text-box></draw:frame></text:p>
      <text:p text:style-name="Standard"><draw:frame draw:style-name="fr1" draw:name="Image3" text:anchor-type="char" svg:width="17cm" svg:height="5.364cm" draw:z-index="3"><draw:image xlink:href="Pictures/10000000000002A6000000D6BE8D37E8.png" xlink:type="simple" xlink:show="embed" xlink:actuate="onLoad" draw:mime-type="image/png"/></draw:frame></text:p>
      <text:p text:style-name="Standard"><draw:frame text:anchor-type="paragraph" draw:z-index="6" draw:name="Text Frame 5" draw:style-name="gr2" draw:text-style-name="P2" svg:width="1.251cm" svg:height="1.751cm" svg:x="7.832cm" svg:y="0.762cm"><draw:text-box><text:p text:style-name="P1"><text:span text:style-name="T1">3</text:span></text:p></draw:text-box></draw:frame></text:p>
      <text:p text:style-name="Standard"><draw:frame draw:style-name="fr3" draw:name="Image4" text:anchor-type="char" svg:width="17cm" svg:height="5.332cm" draw:z-index="0"><draw:image xlink:href="Pictures/10000000000002AA000000D6F60FD5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" svg:font-family="'Monaspace Argon'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-Aurèle Brothier</meta:initial-creator>
    <meta:creation-date>2024-01-26T07:54:50.775304885</meta:creation-date>
    <dc:date>2024-01-26T08:03:31.344893015</dc:date>
    <dc:creator>Marc-Aurèle Brothier</dc:creator>
    <meta:editing-duration>PT8M4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